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-start text:name="__Fieldmark__0_2436235433" field:type="vnd.oasis.opendocument.field.FORMDATE"><field:param field:name="DateField_DateFormat" field:value="MM/DD/YY"/><field:param field:name="DateField_DateFormat_Language" field:value="en-US"/></field:fieldmark-start><text:span text:style-name="T1">07/1</text:span><text:span text:style-name="T2">8/19</text:span>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08T17:44:03.688057658</meta:creation-date>
    <dc:date>2019-07-08T17:45:08.202774327</dc:date>
    <meta:editing-duration>PT1M6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10"/>
    <meta:generator>LibreOfficeDev/6.3.0.0.alpha1$Linux_X86_64 LibreOffice_project/17191508b9694461e17af65f772de2ff7513282c</meta:generator>
  </office:meta>
</office:document-meta>
</file>